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5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냥냥펀치!</text:p>
          </table:table-cell>
          <table:table-cell table:style-name="ce15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nomaryda" xlink:type="simple">https://twitter.com/nomaryda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쿠시의 엄천난 모험!!</text:p>
          </table:table-cell>
          <table:table-cell table:style-name="ce15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한국인 으로 추측됨 : <text:a xlink:href="https://twitter.com/cushkim25" xlink:type="simple">https://twitter.com/cushkim25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twitter.com/nomaryda" xlink:type="simple">https://twitter.com/nomaryda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OXEL HORIZON</text:p>
          </table:table-cell>
          <table:table-cell table:style-name="ce14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number-columns-repeated="2" table:style-name="ce14" office:value-type="string" calcext:value-type="string">
            <text:p>Ice Shovel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81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5:list.L35">
            <calcext:condition calcext:apply-style-name="Accent" calcext:value="=b" calcext:base-cell-address="list.L35"/>
          </calcext:conditional-format>
          <calcext:conditional-format calcext:target-range-address="list.B3:list.B182">
            <calcext:condition calcext:apply-style-name="Error" calcext:value="duplicate" calcext:base-cell-address="list.B3"/>
          </calcext:conditional-format>
          <calcext:conditional-format calcext:target-range-address="list.C3:list.C182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61:list.C162" table:on-update-keep-styles="true" table:on-update-keep-size="false"/>
        <table:database-range table:name="__Anonymous_Sheet_DB__0" table:target-range-address="list.B2:list.H18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13:19:05.78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6T13:25:34.784000000</dc:date>
    <meta:editing-duration>P1DT12H58M51S</meta:editing-duration>
    <meta:editing-cycles>543</meta:editing-cycles>
    <meta:document-statistic meta:table-count="1" meta:cell-count="140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